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29cm" fo:min-width="4.834cm" draw:shadow="visible"/>
    </style:style>
    <style:style style:name="gr2" style:family="graphic" style:parent-style-name="standard">
      <style:graphic-properties draw:textarea-horizontal-align="justify" draw:textarea-vertical-align="middle" draw:auto-grow-height="false" fo:min-height="3.814cm" fo:min-width="5.85cm" draw:shadow="visible"/>
    </style:style>
    <style:style style:name="gr3" style:family="graphic" style:parent-style-name="standard">
      <style:graphic-properties draw:fill-color="#00cc33" draw:textarea-horizontal-align="justify" draw:textarea-vertical-align="middle" draw:auto-grow-height="false" fo:min-height="1.953cm" fo:min-width="8.687cm"/>
    </style:style>
    <style:style style:name="gr4" style:family="graphic" style:parent-style-name="standard">
      <style:graphic-properties draw:fill-color="#ff3300" draw:textarea-horizontal-align="justify" draw:textarea-vertical-align="middle" draw:auto-grow-height="false" fo:min-height="1.953cm" fo:min-width="8.68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000099" draw:textarea-horizontal-align="justify" draw:textarea-vertical-align="middle" draw:auto-grow-height="false" fo:min-height="2.97cm" fo:min-width="4.5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dash" draw:stroke-dash="Ultrafine_20_2_20_Dots_20_3_20_Dashes" svg:stroke-width="0.028cm" draw:marker-start-width="0.242cm" draw:marker-end-width="0.242cm" draw:fill="none" draw:textarea-horizontal-align="justify" draw:textarea-vertical-align="bottom" draw:auto-grow-height="false" fo:min-height="16.486cm" fo:min-width="23.348cm" fo:padding-top="0.139cm" fo:padding-bottom="0.139cm" fo:padding-left="0.264cm" fo:padding-right="0.264cm"/>
    </style:style>
    <style:style style:name="gr10" style:family="graphic" style:parent-style-name="standard">
      <style:graphic-properties draw:fill-color="#006600" draw:textarea-horizontal-align="justify" draw:textarea-vertical-align="middle" draw:auto-grow-height="false" fo:min-height="5.338cm" fo:min-width="8.39cm" draw:shadow="visible"/>
    </style:style>
    <style:style style:name="gr11" style:family="graphic" style:parent-style-name="standard">
      <style:graphic-properties draw:fill-color="#006600" draw:textarea-horizontal-align="justify" draw:textarea-vertical-align="middle" draw:auto-grow-height="false" fo:min-height="5.338cm" fo:min-width="7.882cm" draw:shadow="visible"/>
    </style:style>
    <style:style style:name="gr12" style:family="graphic" style:parent-style-name="standard">
      <style:graphic-properties draw:fill-color="#0000ff" draw:textarea-horizontal-align="justify" draw:textarea-vertical-align="middle" draw:auto-grow-height="false" fo:min-height="3.56cm" fo:min-width="5.979cm" draw:shadow="visible"/>
    </style:style>
    <style:style style:name="gr13" style:family="graphic" style:parent-style-name="standard">
      <style:graphic-properties draw:fill-color="#cc3300" draw:textarea-horizontal-align="justify" draw:textarea-vertical-align="middle" draw:auto-grow-height="false" fo:min-height="2.97cm" fo:min-width="4.531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00cc33"/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000099"/>
      <style:paragraph-properties fo:text-align="center"/>
    </style:style>
    <style:style style:name="P6" style:family="paragraph">
      <style:paragraph-properties fo:text-align="center"/>
      <style:text-properties fo:font-weight="bold"/>
    </style:style>
    <style:style style:name="P7" style:family="paragraph">
      <loext:graphic-properties draw:fill="none" draw:fill-color="#ffffff"/>
      <style:paragraph-properties fo:text-align="center"/>
      <style:text-properties fo:font-weight="bold"/>
    </style:style>
    <style:style style:name="P8" style:family="paragraph">
      <loext:graphic-properties draw:fill-color="#ffffff"/>
    </style:style>
    <style:style style:name="P9" style:family="paragraph">
      <loext:graphic-properties draw:fill-color="#006600"/>
      <style:paragraph-properties fo:text-align="center"/>
      <style:text-properties fo:font-size="18pt"/>
    </style:style>
    <style:style style:name="P10" style:family="paragraph">
      <loext:graphic-properties draw:fill-color="#0000ff"/>
      <style:paragraph-properties fo:text-align="center"/>
    </style:style>
    <style:style style:name="P11" style:family="paragraph">
      <loext:graphic-properties draw:fill-color="#cc3300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5.334cm" svg:height="2.54cm" svg:x="3.364cm" svg:y="8.928cm">
          <text:p text:style-name="P1">Visualizer</text:p>
          <draw:enhanced-geometry svg:viewBox="0 0 21600 21600" draw:extrusion="false" draw:type="rectangle" draw:enhanced-path="M 0 0 L 21600 0 21600 21600 0 21600 0 0 Z N"/>
        </draw:custom-shape>
        <draw:custom-shape draw:style-name="gr2" draw:text-style-name="P1" xml:id="id4" draw:id="id4" draw:layer="layout" svg:width="6.35cm" svg:height="4.064cm" svg:x="10.476cm" svg:y="8.166cm">
          <text:p text:style-name="P1">Cruncher/Organizer</text:p>
          <draw:enhanced-geometry svg:viewBox="0 0 21600 21600" draw:extrusion="false" draw:type="rectangle" draw:enhanced-path="M 0 0 L 21600 0 21600 21600 0 21600 0 0 Z N"/>
        </draw:custom-shape>
        <draw:custom-shape draw:style-name="gr3" draw:text-style-name="P2" xml:id="id1" draw:id="id1" draw:layer="layout" svg:width="10.668cm" svg:height="3.302cm" svg:x="1.524cm" svg:y="2.686cm">
          <text:p text:style-name="P1">gm2uw_runXXXX_analysis.root</text:p>
          <text:p text:style-name="P1">(from MIDAStoART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4" draw:text-style-name="P3" xml:id="id3" draw:id="id3" draw:layer="layout" svg:width="10.668cm" svg:height="3.302cm" svg:x="14.986cm" svg:y="2.432cm">
          <text:p text:style-name="P1">Gm2-IT_runXXXX_analysis.root</text:p>
          <text:p text:style-name="P1">(from our DAQ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xml:id="id6" draw:id="id6" draw:layer="layout" svg:width="6.35cm" svg:height="4.064cm" svg:x="17.842cm" svg:y="8.166cm">
          <text:p text:style-name="P1">Analyzer</text:p>
          <draw:enhanced-geometry svg:viewBox="0 0 21600 21600" draw:extrusion="false" draw:type="rectangle" draw:enhanced-path="M 0 0 L 21600 0 21600 21600 0 21600 0 0 Z N"/>
        </draw:custom-shape>
        <draw:connector draw:style-name="gr5" draw:text-style-name="P4" draw:layer="layout" draw:type="line" svg:x1="6.858cm" svg:y1="5.727cm" svg:x2="6.031cm" svg:y2="8.928cm" draw:start-shape="id1" draw:start-glue-point="6" draw:end-shape="id2" svg:d="M6858 5727l-827 3201" svg:viewBox="0 0 828 3202">
          <text:p/>
        </draw:connector>
        <draw:connector draw:style-name="gr5" draw:text-style-name="P4" draw:layer="layout" draw:type="line" svg:x1="20.32cm" svg:y1="5.473cm" svg:x2="6.031cm" svg:y2="8.928cm" draw:start-shape="id3" draw:start-glue-point="6" draw:end-shape="id2" draw:end-glue-point="0" svg:d="M20320 5473l-14289 3455" svg:viewBox="0 0 14290 3456">
          <text:p/>
        </draw:connector>
        <draw:connector draw:style-name="gr5" draw:text-style-name="P4" draw:layer="layout" draw:type="line" svg:x1="6.858cm" svg:y1="5.727cm" svg:x2="13.651cm" svg:y2="8.166cm" draw:start-shape="id1" draw:start-glue-point="6" draw:end-shape="id4" draw:end-glue-point="0" svg:d="M6858 5727l6793 2439" svg:viewBox="0 0 6794 2440">
          <text:p/>
        </draw:connector>
        <draw:connector draw:style-name="gr5" draw:text-style-name="P4" draw:layer="layout" draw:type="line" svg:x1="20.32cm" svg:y1="5.473cm" svg:x2="13.651cm" svg:y2="8.166cm" draw:start-shape="id3" draw:start-glue-point="6" draw:end-shape="id4" draw:end-glue-point="0" svg:d="M20320 5473l-6669 2693" svg:viewBox="0 0 6670 2694">
          <text:p/>
        </draw:connector>
        <draw:custom-shape draw:style-name="gr4" draw:text-style-name="P3" xml:id="id5" draw:id="id5" draw:layer="layout" svg:width="10.668cm" svg:height="3.302cm" svg:x="2.602cm" svg:y="16.294cm">
          <text:p text:style-name="P1">runXXXX_analysis.roo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4" draw:layer="layout" draw:type="line" svg:x1="13.651cm" svg:y1="12.23cm" svg:x2="7.936cm" svg:y2="16.294cm" draw:start-shape="id4" draw:start-glue-point="2" draw:end-shape="id5" draw:end-glue-point="4" svg:d="M13651 12230l-5715 4064" svg:viewBox="0 0 5716 4065">
          <text:p/>
        </draw:connector>
        <draw:connector draw:style-name="gr5" draw:text-style-name="P4" draw:layer="layout" draw:type="line" svg:x1="13.27cm" svg:y1="17.945cm" svg:x2="21.017cm" svg:y2="12.23cm" draw:start-shape="id5" draw:end-shape="id6" draw:end-glue-point="2" svg:d="M13270 17945l7747-5715" svg:viewBox="0 0 7748 5716">
          <text:p/>
        </draw:connector>
        <draw:custom-shape draw:style-name="gr6" draw:text-style-name="P5" xml:id="id7" draw:id="id7" draw:layer="layout" svg:width="5.842cm" svg:height="4.826cm" svg:x="19.366cm" svg:y="15.532cm">
          <text:p text:style-name="P1">Plots.roo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4" draw:layer="layout" draw:type="line" svg:x1="21.017cm" svg:y1="12.23cm" svg:x2="22.287cm" svg:y2="15.532cm" draw:start-shape="id6" draw:start-glue-point="2" draw:end-shape="id7" draw:end-glue-point="4" svg:d="M21017 12230l1270 3302" svg:viewBox="0 0 1271 3303">
          <text:p/>
        </draw:connector>
        <draw:frame draw:style-name="gr7" draw:text-style-name="P7" draw:layer="layout" svg:width="21.59cm" svg:height="0.962cm" svg:x="3.81cm" svg:y="0.254cm">
          <draw:text-box>
            <text:p text:style-name="P6">Test Beam SLAC 2016 – Analysis Framework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4" draw:layer="layout" svg:width="23.876cm" svg:height="16.764cm" svg:x="1.524cm" svg:y="1.778cm">
          <text:p text:style-name="P1">Framework Skeleton inherited from Kim Siang <text:s/>Khaw (UW)</text:p>
          <draw:enhanced-geometry svg:viewBox="0 0 21600 21600" draw:type="rectangle" draw:enhanced-path="M 0 0 L 21600 0 21600 21600 0 21600 0 0 Z N"/>
        </draw:custom-shape>
        <draw:custom-shape draw:style-name="gr10" draw:text-style-name="P9" xml:id="id9" draw:id="id9" draw:layer="layout" svg:width="8.89cm" svg:height="5.588cm" svg:x="8.89cm" svg:y="3.302cm">
          <text:p text:style-name="P1"><text:span text:style-name="T1">Cruncher/Organizer</text:span></text:p>
          <draw:enhanced-geometry svg:viewBox="0 0 21600 21600" draw:extrusion="false" draw:type="rectangle" draw:enhanced-path="M 0 0 L 21600 0 21600 21600 0 21600 0 0 Z N"/>
        </draw:custom-shape>
        <draw:custom-shape draw:style-name="gr11" draw:text-style-name="P9" xml:id="id12" draw:id="id12" draw:layer="layout" svg:width="8.382cm" svg:height="5.588cm" svg:x="2.286cm" svg:y="10.922cm">
          <text:p text:style-name="P1"><text:span text:style-name="T1">Analyzer</text:span></text:p>
          <draw:enhanced-geometry svg:viewBox="0 0 21600 21600" draw:extrusion="false" draw:type="rectangle" draw:enhanced-path="M 0 0 L 21600 0 21600 21600 0 21600 0 0 Z N"/>
        </draw:custom-shape>
        <draw:custom-shape draw:style-name="gr12" draw:text-style-name="P10" xml:id="id8" draw:id="id8" draw:layer="layout" svg:width="6.479cm" svg:height="3.81cm" svg:x="1.778cm" svg:y="3.302cm">
          <text:p text:style-name="P1">TBtrace</text:p>
          <text:p text:style-name="P1">(Bedeschi/Bartolucci)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8.257cm" svg:y1="5.207cm" svg:x2="8.89cm" svg:y2="6.096cm" draw:start-shape="id8" draw:end-shape="id9" draw:end-glue-point="3" svg:d="M8257 5207l633 889" svg:viewBox="0 0 634 890">
          <text:p/>
        </draw:connector>
        <draw:custom-shape draw:style-name="gr12" draw:text-style-name="P10" xml:id="id10" draw:id="id10" draw:layer="layout" svg:width="6.479cm" svg:height="3.81cm" svg:x="18.413cm" svg:y="3.302cm">
          <text:p text:style-name="P1">TBmakeNTP</text:p>
          <text:p text:style-name="P1">(Bedeschi/Bartolucci)</text:p>
          <text:p text:style-name="P1">Reviewed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draw:type="line" svg:x1="18.413cm" svg:y1="5.207cm" svg:x2="17.78cm" svg:y2="6.096cm" draw:start-shape="id10" draw:start-glue-point="3" draw:end-shape="id9" svg:d="M18413 5207l-633 889" svg:viewBox="0 0 634 890">
          <text:p/>
        </draw:connector>
        <draw:custom-shape draw:style-name="gr13" draw:text-style-name="P11" xml:id="id11" draw:id="id11" draw:layer="layout" svg:width="5.842cm" svg:height="4.826cm" svg:x="17.272cm" svg:y="11.176cm">
          <text:p text:style-name="P1">for_analysis.root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4" draw:layer="layout" draw:type="line" svg:x1="13.335cm" svg:y1="8.89cm" svg:x2="20.193cm" svg:y2="11.176cm" draw:start-shape="id9" draw:start-glue-point="2" draw:end-shape="id11" draw:end-glue-point="4" svg:d="M13335 8890l6858 2286" svg:viewBox="0 0 6859 2287">
          <text:p/>
        </draw:connector>
        <draw:connector draw:style-name="gr5" draw:text-style-name="P4" draw:layer="layout" draw:type="line" svg:x1="17.272cm" svg:y1="13.589cm" svg:x2="10.668cm" svg:y2="13.716cm" draw:start-shape="id11" draw:start-glue-point="5" draw:end-shape="id12" draw:end-glue-point="1" svg:d="M17272 13589l-6604 127" svg:viewBox="0 0 6605 128">
          <text:p/>
        </draw:connector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ndita </meta:initial-creator>
    <meta:creation-date>2016-05-27T13:40:54.150121616</meta:creation-date>
    <dc:date>2016-05-27T14:57:40.563672678</dc:date>
    <dc:creator>Nandita </dc:creator>
    <meta:editing-duration>PT13M39S</meta:editing-duration>
    <meta:editing-cycles>4</meta:editing-cycles>
    <meta:generator>LibreOffice/5.0.3.2$Linux_X86_64 LibreOffice_project/00m0$Build-2</meta:generator>
    <meta:document-statistic meta:object-count="50"/>
  </office:meta>
</office:document-meta>
</file>